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7c6a3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MATCH (s:Settings), (h:Help) DETACH DELETE s,h</text:p>
          </table:table-cell>
        </table:table-row>
        <table:table-row table:style-name="ro1">
          <table:table-cell/>
          <table:table-cell office:value-type="string" calcext:value-type="string">
            <text:p>Create</text:p>
          </table:table-cell>
          <table:table-cell office:value-type="string" calcext:value-type="string">
            <text:p>MATCH (u:User) CREATE (u)-[:Prefers]-&gt;(s:Settings)-[:Includes]-&gt;(h:Help {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ashboard</text:p>
          </table:table-cell>
          <table:table-cell table:formula="of:=CONCATENATE( [.B5]; &quot;:true&quot;)" office:value-type="string" office:string-value="dashboard:true" calcext:value-type="string">
            <text:p>dashboard:true</text:p>
          </table:table-cell>
        </table:table-row>
        <table:table-row table:style-name="ro1">
          <table:table-cell/>
          <table:table-cell table:style-name="ce1" office:value-type="string" calcext:value-type="string">
            <text:p>adddeck_colors</text:p>
          </table:table-cell>
          <table:table-cell table:formula="of:=CONCATENATE([.C5];&quot;, &quot;; [.B6]; &quot;:true&quot;)" office:value-type="string" office:string-value="dashboard:true, adddeck_colors:true" calcext:value-type="string">
            <text:p>dashboard:true, adddeck_colors:true</text:p>
          </table:table-cell>
        </table:table-row>
        <table:table-row table:style-name="ro1">
          <table:table-cell/>
          <table:table-cell table:style-name="ce1" office:value-type="string" calcext:value-type="string">
            <text:p>adddeck_details</text:p>
          </table:table-cell>
          <table:table-cell table:formula="of:=CONCATENATE([.C6];&quot;, &quot;; [.B7]; &quot;:true&quot;)" office:value-type="string" office:string-value="dashboard:true, adddeck_colors:true, adddeck_details:true" calcext:value-type="string">
            <text:p>dashboard:true, adddeck_colors:true, adddeck_details:true</text:p>
          </table:table-cell>
        </table:table-row>
        <table:table-row table:style-name="ro1">
          <table:table-cell/>
          <table:table-cell table:style-name="ce1" office:value-type="string" calcext:value-type="string">
            <text:p>decklist</text:p>
          </table:table-cell>
          <table:table-cell table:formula="of:=CONCATENATE([.C7];&quot;, &quot;; [.B8]; &quot;:true&quot;)" office:value-type="string" office:string-value="dashboard:true, adddeck_colors:true, adddeck_details:true, decklist:true" calcext:value-type="string">
            <text:p>dashboard:true, adddeck_colors:true, adddeck_details:true, decklist:true</text:p>
          </table:table-cell>
        </table:table-row>
        <table:table-row table:style-name="ro1">
          <table:table-cell/>
          <table:table-cell table:style-name="ce1" office:value-type="string" calcext:value-type="string">
            <text:p>viewdeck</text:p>
          </table:table-cell>
          <table:table-cell table:formula="of:=CONCATENATE([.C8];&quot;, &quot;; [.B9]; &quot;:true&quot;)" office:value-type="string" office:string-value="dashboard:true, adddeck_colors:true, adddeck_details:true, decklist:true, viewdeck:true" calcext:value-type="string">
            <text:p>dashboard:true, adddeck_colors:true, adddeck_details:true, decklist:true, viewdeck:true</text:p>
          </table:table-cell>
        </table:table-row>
        <table:table-row table:style-name="ro1">
          <table:table-cell/>
          <table:table-cell table:style-name="ce1" office:value-type="string" calcext:value-type="string">
            <text:p>viewdeck_options</text:p>
          </table:table-cell>
          <table:table-cell table:formula="of:=CONCATENATE([.C9];&quot;, &quot;; [.B10]; &quot;:true&quot;)" office:value-type="string" office:string-value="dashboard:true, adddeck_colors:true, adddeck_details:true, decklist:true, viewdeck:true, viewdeck_options:true" calcext:value-type="string">
            <text:p>dashboard:true, adddeck_colors:true, adddeck_details:true, decklist:true, viewdeck:true, viewdeck_options:true</text:p>
          </table:table-cell>
        </table:table-row>
        <table:table-row table:style-name="ro1">
          <table:table-cell/>
          <table:table-cell table:style-name="ce1" office:value-type="string" calcext:value-type="string">
            <text:p>viewdeck_stats</text:p>
          </table:table-cell>
          <table:table-cell table:formula="of:=CONCATENATE([.C10];&quot;, &quot;; [.B11]; &quot;:true&quot;)" office:value-type="string" office:string-value="dashboard:true, adddeck_colors:true, adddeck_details:true, decklist:true, viewdeck:true, viewdeck_options:true, viewdeck_stats:true" calcext:value-type="string">
            <text:p>dashboard:true, adddeck_colors:true, adddeck_details:true, decklist:true, viewdeck:true, viewdeck_options:true, viewdeck_stats:true</text:p>
          </table:table-cell>
        </table:table-row>
        <table:table-row table:style-name="ro1">
          <table:table-cell/>
          <table:table-cell table:style-name="ce1" office:value-type="string" calcext:value-type="string">
            <text:p>viewdeck_games</text:p>
          </table:table-cell>
          <table:table-cell table:formula="of:=CONCATENATE([.C11];&quot;, &quot;; [.B12]; &quot;:true&quot;)" office:value-type="string" office:string-value="dashboard:true, adddeck_colors:true, adddeck_details:true, decklist:true, viewdeck:true, viewdeck_options:true, viewdeck_stats:true, viewdeck_games:true" calcext:value-type="string">
            <text:p>dashboard:true, adddeck_colors:true, adddeck_details:true, decklist:true, viewdeck:true, viewdeck_options:true, viewdeck_stats:true, viewdeck_games:true</text:p>
          </table:table-cell>
        </table:table-row>
        <table:table-row table:style-name="ro1">
          <table:table-cell/>
          <table:table-cell table:style-name="ce1" office:value-type="string" calcext:value-type="string">
            <text:p>viewdeck_alterations</text:p>
          </table:table-cell>
          <table:table-cell table:formula="of:=CONCATENATE([.C12];&quot;, &quot;; [.B13]; &quot;:true&quot;)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13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14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15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16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17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18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19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20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21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22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23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24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25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26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27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28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29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30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31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2"/>
          <table:table-cell table:formula="of:=[.C32]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nd Create</text:p>
          </table:table-cell>
          <table:table-cell office:value-type="string" calcext:value-type="string">
            <text:p><text:s/>} ) RETURN u,s,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ull Create</text:p>
          </table:table-cell>
          <table:table-cell table:formula="of:=CONCATENATE([.C3];[.C33];[.C35])" office:value-type="string" office:string-value="MATCH (u:User) CREATE (u)-[:Prefers]-&gt;(s:Settings)-[:Includes]-&gt;(h:Help { dashboard:true, adddeck_colors:true, adddeck_details:true, decklist:true, viewdeck:true, viewdeck_options:true, viewdeck_stats:true, viewdeck_games:true, viewdeck_alterations:true } ) RETURN u,s,h" calcext:value-type="string">
            <text:p>MATCH (u:User) CREATE (u)-[:Prefers]-&gt;(s:Settings)-[:Includes]-&gt;(h:Help { dashboard:true, adddeck_colors:true, adddeck_details:true, decklist:true, viewdeck:true, viewdeck_options:true, viewdeck_stats:true, viewdeck_games:true, viewdeck_alterations:true } ) RETURN u,s,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2:38:32.243347618</meta:creation-date>
    <dc:date>2017-10-07T00:00:13.606135550</dc:date>
    <meta:editing-duration>PT9M59S</meta:editing-duration>
    <meta:editing-cycles>2</meta:editing-cycles>
    <meta:generator>LibreOffice/5.1.6.2$Linux_X86_64 LibreOffice_project/10m0$Build-2</meta:generator>
    <meta:document-statistic meta:table-count="1" meta:cell-count="46" meta:object-count="0"/>
  </office:meta>
</office:document-meta>
</file>